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d55" officeooo:paragraph-rsid="0009bd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NDA 1</text:p>
      <text:p text:style-name="P1"/>
      <text:p text:style-name="P1">Un microkernel, come mach, ha due vantaggi fondamentali. Il primo e’ la suddivisione delle varie componenti del SO in moduli, piu’ facili da mantenere e meglio gestibili. Il secondo e’ l’estrema compattezza, infatti i microkernel puntano ad incorporare solo ed esclusivamente le parti indispensabili di un sistema, lasciando tutto il resto alle applicazioni utente. I kernel monolitici sono facili da scrivere inizialmente ma diventano ben presto difficili da mantenere e molto grandi</text:p>
      <text:p text:style-name="P1"/>
      <text:p text:style-name="P1">DOMANDA 4 </text:p>
      <text:p text:style-name="P1"/>
      <text:p text:style-name="P1">ECLIP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20:59:21.730671242</meta:creation-date>
    <dc:date>2021-11-14T21:02:49.427956218</dc:date>
    <meta:editing-duration>PT3M28S</meta:editing-duration>
    <meta:editing-cycles>1</meta:editing-cycles>
    <meta:document-statistic meta:table-count="0" meta:image-count="0" meta:object-count="0" meta:page-count="1" meta:paragraph-count="4" meta:word-count="77" meta:character-count="510" meta:non-whitespace-character-count="436"/>
    <meta:generator>LibreOffice/6.4.7.2$Linux_X86_64 LibreOffice_project/40$Build-2</meta:generator>
  </office:meta>
</office:document-meta>
</file>